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/>
    </style:style>
    <style:style style:name="ce4" style:family="table-cell" style:parent-style-name="Default" style:data-style-name="N0">
      <style:text-properties style:font-name="Arial" style:font-name-asian="Arial" style:font-name-complex="Arial"/>
    </style:style>
    <style:style style:name="ce5" style:family="table-cell" style:parent-style-name="Comma" style:data-style-name="N36"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Comma" style:data-style-name="N36"/>
    <style:style style:name="ce8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Comma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Comma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Comma" style:data-style-name="N36">
      <style:table-cell-properties fo:border-top="none" fo:border-bottom="thin solid #000000" fo:border-left="none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6"/>
    <style:style style:name="ce16" style:family="table-cell" style:parent-style-name="Default" style:data-style-name="N37"/>
    <style:style style:name="ce17" style:family="table-cell" style:parent-style-name="Comma" style:data-style-name="N36">
      <style:table-cell-properties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8"/>
    <style:style style:name="ce19" style:family="table-cell" style:parent-style-name="Comma" style:data-style-name="N36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39"/>
    <style:style style:name="ce21" style:family="table-cell" style:parent-style-name="Comma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1"/>
    <style:style style:name="ce23" style:family="table-cell" style:parent-style-name="Default" style:data-style-name="N3"/>
    <style:style style:name="ce24" style:family="table-cell" style:parent-style-name="Comma" style:data-style-name="N36"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transparent"/>
      <style:text-properties fo:color="#FF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3">
      <style:table-cell-properties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Comma" style:data-style-name="N36">
      <style:table-cell-properties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transparent"/>
      <style:text-properties fo:color="#FF0000" style:font-name="Arial" style:font-name-asian="Arial" style:font-name-complex="Arial"/>
    </style:style>
    <style:style style:name="ce33" style:family="table-cell" style:parent-style-name="Default" style:data-style-name="N36">
      <style:table-cell-properties fo:background-color="transparent"/>
      <style:text-properties fo:color="#FF0000" style:font-name="Arial" style:font-name-asian="Arial" style:font-name-complex="Arial"/>
    </style:style>
    <style:style style:name="ce34" style:family="table-cell" style:parent-style-name="Default" style:data-style-name="N36">
      <style:table-cell-properties fo:background-color="transparent"/>
      <style:text-properties fo:color="#FF0000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Comma" style:data-style-name="N36">
      <style:table-cell-properties fo:background-color="transparen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fo:color="#FFFFFF"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ext-properties fo:color="#FF0000" style:font-name="Arial" style:font-name-asian="Arial" style:font-name-complex="Arial" style:text-underline-style="solid" style:text-underline-type="single"/>
    </style:style>
    <style:style style:name="ce40" style:family="table-cell" style:parent-style-name="Default" style:data-style-name="N0">
      <style:text-properties fo:color="#FF0000"/>
    </style:style>
    <style:style style:name="ce41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2" style:family="table-cell" style:parent-style-name="Comma" style:data-style-name="N36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6">
      <style:text-properties fo:color="#FF0000" style:font-name="Arial" style:font-name-asian="Arial" style:font-name-complex="Arial"/>
    </style:style>
    <style:style style:name="ce44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45" style:family="table-cell" style:parent-style-name="Default" style:data-style-name="N3">
      <style:text-properties fo:color="#FF0000"/>
    </style:style>
    <style:style style:name="ce46" style:family="table-cell" style:parent-style-name="Default" style:data-style-name="N3">
      <style:table-cell-properties fo:background-color="transparent"/>
      <style:text-properties fo:color="#FF0000"/>
    </style:style>
    <style:style style:name="ce47" style:family="table-cell" style:parent-style-name="Comma" style:data-style-name="N36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Comma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Comma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3">
      <style:table-cell-properties fo:background-color="transparent"/>
    </style:style>
    <style:style style:name="ce52" style:family="table-cell" style:parent-style-name="Default" style:data-style-name="N1">
      <style:table-cell-properties fo:background-color="transparent"/>
    </style:style>
    <style:style style:name="co1" style:family="table-column">
      <style:table-column-properties fo:break-before="auto" style:column-width="9.39270833333333cm"/>
    </style:style>
    <style:style style:name="co2" style:family="table-column">
      <style:table-column-properties fo:break-before="auto" style:column-width="2.38125cm" style:use-optimal-column-width="true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3.33375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8.2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4.45pt" style:use-optimal-row-height="true" fo:break-before="auto"/>
    </style:style>
    <style:style style:name="ro8" style:family="table-row">
      <style:table-row-properties style:row-height="35.45pt" style:use-optimal-row-height="false" fo:break-before="auto"/>
    </style:style>
    <style:style style:name="ro9" style:family="table-row">
      <style:table-row-properties style:row-height="19.15pt" style:use-optimal-row-height="false" fo:break-before="auto"/>
    </style:style>
    <style:style style:name="ro10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default-cell-style-name="ce7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3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2">
            <text:p>Table 1: Government Revenues from Oil and Gas Production<text:s text:c="2"/></text:p>
          </table:table-cell>
          <table:table-cell table:number-columns-repeated="3" table:style-name="ce3"/>
          <table:table-cell table:style-name="ce4"/>
          <table:table-cell table:style-name="ce5"/>
          <table:table-cell table:number-columns-repeated="3" table:style-name="ce4"/>
          <table:table-cell table:number-columns-repeated="16375" table:style-name="ce1"/>
        </table:table-row>
        <table:table-row table:style-name="ro2">
          <table:table-cell office:value-type="string" table:style-name="ce6">
            <text:p>Offshore Corporation Tax, Petroleum Revenue Tax, EPL Payments and Repayments, between 2019 and 2025. Amounts in £millions, rounded to the nearest £1million.</text:p>
          </table:table-cell>
          <table:table-cell table:number-columns-repeated="3" table:style-name="ce3"/>
          <table:table-cell table:style-name="ce4"/>
          <table:table-cell table:style-name="ce5"/>
          <table:table-cell table:number-columns-repeated="3" table:style-name="ce4"/>
          <table:table-cell table:number-columns-repeated="16375" table:style-name="ce1"/>
        </table:table-row>
        <table:table-row table:style-name="ro2">
          <table:table-cell office:value-type="string" table:style-name="ce6">
            <text:p>Source: HM Revenue &amp; Customs (HMRC)</text:p>
          </table:table-cell>
          <table:table-cell table:number-columns-repeated="3" table:style-name="ce3"/>
          <table:table-cell table:style-name="ce4"/>
          <table:table-cell table:style-name="ce5"/>
          <table:table-cell table:number-columns-repeated="3" table:style-name="ce4"/>
          <table:table-cell table:number-columns-repeated="16375" table:style-name="ce1"/>
        </table:table-row>
        <table:table-row table:style-name="ro2">
          <table:table-cell office:value-type="string" table:style-name="ce6">
            <text:p>Date published: 24 September 2025</text:p>
          </table:table-cell>
          <table:table-cell table:number-columns-repeated="4" table:style-name="ce1"/>
          <table:table-cell table:style-name="ce7"/>
          <table:table-cell table:number-columns-repeated="3" table:style-name="ce4"/>
          <table:table-cell table:number-columns-repeated="16375" table:style-name="ce1"/>
        </table:table-row>
        <table:table-row table:style-name="ro3">
          <table:table-cell office:value-type="string" table:style-name="ce8">
            <text:p>Note: components may not appear to sum to total due to rounding</text:p>
          </table:table-cell>
          <table:table-cell table:number-columns-repeated="3" table:style-name="ce3"/>
          <table:table-cell table:style-name="ce4"/>
          <table:table-cell table:style-name="ce5"/>
          <table:table-cell table:style-name="ce9"/>
          <table:table-cell table:style-name="ce10"/>
          <table:table-cell table:number-columns-repeated="3" table:style-name="ce9"/>
          <table:table-cell table:style-name="ce11"/>
          <table:table-cell table:number-columns-repeated="16372"/>
        </table:table-row>
        <table:table-row table:style-name="ro4">
          <table:table-cell office:value-type="string" table:style-name="ce12">
            <text:p>Revenues from Oil and Gas Production</text:p>
          </table:table-cell>
          <table:table-cell office:value-type="string" table:style-name="ce13">
            <text:p>2019 to 2020</text:p>
          </table:table-cell>
          <table:table-cell office:value-type="string" table:style-name="ce13">
            <text:p>2020 to 2021</text:p>
          </table:table-cell>
          <table:table-cell office:value-type="string" table:style-name="ce13">
            <text:p>2021 to 2022</text:p>
          </table:table-cell>
          <table:table-cell office:value-type="string" table:style-name="ce13">
            <text:p>2022 to 2023</text:p>
          </table:table-cell>
          <table:table-cell office:value-type="string" table:style-name="ce14">
            <text:p>2023 to 2024</text:p>
          </table:table-cell>
          <table:table-cell office:value-type="string" table:style-name="ce14">
            <text:p>2024 to 2025</text:p>
          </table:table-cell>
          <table:table-cell table:number-columns-repeated="4" table:style-name="ce15"/>
          <table:table-cell table:style-name="ce16"/>
          <table:table-cell table:number-columns-repeated="16372"/>
        </table:table-row>
        <table:table-row table:style-name="ro5">
          <table:table-cell office:value-type="string" table:style-name="ce17">
            <text:p>Total Payments</text:p>
          </table:table-cell>
          <table:table-cell office:value-type="float" office:value="1410" table:style-name="ce17">
            <text:p><text:s/>1,410<text:s/></text:p>
          </table:table-cell>
          <table:table-cell office:value-type="float" office:value="655" table:style-name="ce17">
            <text:p><text:s/>655<text:s/></text:p>
          </table:table-cell>
          <table:table-cell office:value-type="float" office:value="2054" table:style-name="ce17">
            <text:p><text:s/>2,054<text:s/></text:p>
          </table:table-cell>
          <table:table-cell office:value-type="float" office:value="9332" table:style-name="ce17">
            <text:p><text:s/>9,332<text:s/></text:p>
          </table:table-cell>
          <table:table-cell office:value-type="float" office:value="6670" table:style-name="ce17">
            <text:p><text:s/>6,670<text:s/></text:p>
          </table:table-cell>
          <table:table-cell office:value-type="float" office:value="4863" table:style-name="ce17">
            <text:p><text:s/>4,863<text:s/></text:p>
          </table:table-cell>
          <table:table-cell table:style-name="ce15"/>
          <table:table-cell table:style-name="ce18"/>
          <table:table-cell table:style-name="ce1"/>
          <table:table-cell table:style-name="ce15"/>
          <table:table-cell table:style-name="ce16"/>
          <table:table-cell table:number-columns-repeated="16372"/>
        </table:table-row>
        <table:table-row table:style-name="ro6">
          <table:table-cell office:value-type="string" table:style-name="ce19">
            <text:p>Ring Fence Corporation Tax Payments</text:p>
          </table:table-cell>
          <table:table-cell office:value-type="float" office:value="1195" table:style-name="ce19">
            <text:p><text:s/>1,195<text:s/></text:p>
          </table:table-cell>
          <table:table-cell office:value-type="float" office:value="542" table:style-name="ce19">
            <text:p><text:s/>542<text:s/></text:p>
          </table:table-cell>
          <table:table-cell office:value-type="float" office:value="1695" table:style-name="ce19">
            <text:p><text:s/>1,695<text:s/></text:p>
          </table:table-cell>
          <table:table-cell office:value-type="float" office:value="5377" table:style-name="ce19">
            <text:p><text:s/>5,377<text:s/></text:p>
          </table:table-cell>
          <table:table-cell office:value-type="float" office:value="2486" table:style-name="ce19">
            <text:p><text:s/>2,486<text:s/></text:p>
          </table:table-cell>
          <table:table-cell office:value-type="float" office:value="1615" table:style-name="ce19">
            <text:p><text:s/>1,615<text:s/></text:p>
          </table:table-cell>
          <table:table-cell table:number-columns-repeated="4" table:style-name="ce15"/>
          <table:table-cell table:style-name="ce16"/>
          <table:table-cell table:number-columns-repeated="16372"/>
        </table:table-row>
        <table:table-row table:style-name="ro6">
          <table:table-cell office:value-type="string" table:style-name="ce19">
            <text:p>Supplementary Charge Payments</text:p>
          </table:table-cell>
          <table:table-cell office:value-type="float" office:value="215" table:style-name="ce19">
            <text:p><text:s/>215<text:s/></text:p>
          </table:table-cell>
          <table:table-cell office:value-type="float" office:value="113" table:style-name="ce19">
            <text:p><text:s/>113<text:s/></text:p>
          </table:table-cell>
          <table:table-cell office:value-type="float" office:value="359" table:style-name="ce19">
            <text:p><text:s/>359<text:s/></text:p>
          </table:table-cell>
          <table:table-cell office:value-type="float" office:value="1292" table:style-name="ce19">
            <text:p><text:s/>1,292<text:s/></text:p>
          </table:table-cell>
          <table:table-cell office:value-type="float" office:value="597" table:style-name="ce19">
            <text:p><text:s/>597<text:s/></text:p>
          </table:table-cell>
          <table:table-cell office:value-type="float" office:value="391" table:style-name="ce19">
            <text:p><text:s/>391<text:s/></text:p>
          </table:table-cell>
          <table:table-cell table:style-name="ce20"/>
          <table:table-cell table:number-columns-repeated="2" table:style-name="ce15"/>
          <table:table-cell table:style-name="ce1"/>
          <table:table-cell table:style-name="ce16"/>
          <table:table-cell table:number-columns-repeated="16372"/>
        </table:table-row>
        <table:table-row table:style-name="ro6">
          <table:table-cell office:value-type="string" table:style-name="ce19">
            <text:p>Energy Profits Levy Payments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float" office:value="2663" table:style-name="ce19">
            <text:p><text:s/>2,663<text:s/></text:p>
          </table:table-cell>
          <table:table-cell office:value-type="float" office:value="3587" table:style-name="ce19">
            <text:p><text:s/>3,587<text:s/></text:p>
          </table:table-cell>
          <table:table-cell office:value-type="float" office:value="2857" table:style-name="ce19">
            <text:p><text:s/>2,857<text:s/></text:p>
          </table:table-cell>
          <table:table-cell table:style-name="ce1"/>
          <table:table-cell table:style-name="ce22"/>
          <table:table-cell table:number-columns-repeated="16375" table:style-name="ce1"/>
        </table:table-row>
        <table:table-row table:style-name="ro6">
          <table:table-cell office:value-type="string" table:style-name="ce19">
            <text:p>Petroleum Revenue Tax Payments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7">
            <text:p>Total Repayments<text:s/></text:p>
          </table:table-cell>
          <table:table-cell office:value-type="float" office:value="544" table:style-name="ce17">
            <text:p><text:s/>544<text:s/></text:p>
          </table:table-cell>
          <table:table-cell office:value-type="float" office:value="398" table:style-name="ce17">
            <text:p><text:s/>398<text:s/></text:p>
          </table:table-cell>
          <table:table-cell office:value-type="float" office:value="611" table:style-name="ce17">
            <text:p><text:s/>611<text:s/></text:p>
          </table:table-cell>
          <table:table-cell office:value-type="float" office:value="321" table:style-name="ce17">
            <text:p><text:s/>321<text:s/></text:p>
          </table:table-cell>
          <table:table-cell office:value-type="float" office:value="560" table:style-name="ce17">
            <text:p><text:s/>560<text:s/></text:p>
          </table:table-cell>
          <table:table-cell office:value-type="float" office:value="394" table:style-name="ce17">
            <text:p><text:s/>394<text:s/></text:p>
          </table:table-cell>
          <table:table-cell table:style-name="ce1"/>
          <table:table-cell table:style-name="ce15"/>
          <table:table-cell table:number-columns-repeated="16375" table:style-name="ce1"/>
        </table:table-row>
        <table:table-row table:style-name="ro6">
          <table:table-cell office:value-type="string" table:style-name="ce19">
            <text:p>Ring Fence Corporation Tax Repayments</text:p>
          </table:table-cell>
          <table:table-cell office:value-type="float" office:value="115" table:style-name="ce19">
            <text:p><text:s/>115<text:s/></text:p>
          </table:table-cell>
          <table:table-cell office:value-type="float" office:value="130" table:style-name="ce19">
            <text:p><text:s/>130<text:s/></text:p>
          </table:table-cell>
          <table:table-cell office:value-type="float" office:value="49" table:style-name="ce19">
            <text:p><text:s/>49<text:s/></text:p>
          </table:table-cell>
          <table:table-cell office:value-type="float" office:value="45" table:style-name="ce19">
            <text:p><text:s/>45<text:s/></text:p>
          </table:table-cell>
          <table:table-cell office:value-type="float" office:value="107" table:style-name="ce19">
            <text:p><text:s/>107<text:s/></text:p>
          </table:table-cell>
          <table:table-cell office:value-type="float" office:value="35" table:style-name="ce19">
            <text:p><text:s/>35<text:s/></text:p>
          </table:table-cell>
          <table:table-cell table:style-name="ce1"/>
          <table:table-cell table:style-name="ce15"/>
          <table:table-cell table:number-columns-repeated="16375" table:style-name="ce1"/>
        </table:table-row>
        <table:table-row table:style-name="ro6">
          <table:table-cell office:value-type="string" table:style-name="ce19">
            <text:p>Supplementary Charge Repayments</text:p>
          </table:table-cell>
          <table:table-cell office:value-type="float" office:value="21" table:style-name="ce19">
            <text:p><text:s/>21<text:s/></text:p>
          </table:table-cell>
          <table:table-cell office:value-type="float" office:value="27" table:style-name="ce19">
            <text:p><text:s/>27<text:s/></text:p>
          </table:table-cell>
          <table:table-cell office:value-type="float" office:value="10" table:style-name="ce19">
            <text:p><text:s/>10<text:s/></text:p>
          </table:table-cell>
          <table:table-cell office:value-type="float" office:value="11" table:style-name="ce19">
            <text:p><text:s/>11<text:s/></text:p>
          </table:table-cell>
          <table:table-cell office:value-type="float" office:value="26" table:style-name="ce19">
            <text:p><text:s/>26<text:s/></text:p>
          </table:table-cell>
          <table:table-cell office:value-type="float" office:value="9" table:style-name="ce19">
            <text:p><text:s/>9<text:s/></text:p>
          </table:table-cell>
          <table:table-cell table:style-name="ce1"/>
          <table:table-cell table:style-name="ce23"/>
          <table:table-cell table:number-columns-repeated="16375" table:style-name="ce1"/>
        </table:table-row>
        <table:table-row table:style-name="ro6">
          <table:table-cell office:value-type="string" table:style-name="ce19">
            <text:p>Energy Profits Levy Repayments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float" office:value="31" table:style-name="ce19">
            <text:p><text:s/>31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9">
            <text:p>Petroleum Revenue Tax Repayments</text:p>
          </table:table-cell>
          <table:table-cell office:value-type="float" office:value="408" table:style-name="ce19">
            <text:p><text:s/>408<text:s/></text:p>
          </table:table-cell>
          <table:table-cell office:value-type="float" office:value="241" table:style-name="ce19">
            <text:p><text:s/>241<text:s/></text:p>
          </table:table-cell>
          <table:table-cell office:value-type="float" office:value="552" table:style-name="ce19">
            <text:p><text:s/>552<text:s/></text:p>
          </table:table-cell>
          <table:table-cell office:value-type="float" office:value="234" table:style-name="ce19">
            <text:p><text:s/>234<text:s/></text:p>
          </table:table-cell>
          <table:table-cell office:value-type="float" office:value="428" table:style-name="ce19">
            <text:p><text:s/>428<text:s/></text:p>
          </table:table-cell>
          <table:table-cell office:value-type="float" office:value="350" table:style-name="ce19">
            <text:p><text:s/>350<text:s/></text:p>
          </table:table-cell>
          <table:table-cell table:style-name="ce1"/>
          <table:table-cell table:style-name="ce23"/>
          <table:table-cell table:number-columns-repeated="16375" table:style-name="ce1"/>
        </table:table-row>
        <table:table-row table:style-name="ro5">
          <table:table-cell office:value-type="string" table:style-name="ce17">
            <text:p>Total Net Revenue (Payments minus Repayments)</text:p>
          </table:table-cell>
          <table:table-cell office:value-type="float" office:value="866" table:style-name="ce17">
            <text:p><text:s/>866<text:s/></text:p>
          </table:table-cell>
          <table:table-cell office:value-type="float" office:value="257" table:style-name="ce17">
            <text:p><text:s/>257<text:s/></text:p>
          </table:table-cell>
          <table:table-cell office:value-type="float" office:value="1444" table:style-name="ce17">
            <text:p><text:s/>1,444<text:s/></text:p>
          </table:table-cell>
          <table:table-cell office:value-type="float" office:value="9011" table:style-name="ce17">
            <text:p><text:s/>9,011<text:s/></text:p>
          </table:table-cell>
          <table:table-cell office:value-type="float" office:value="6110" table:style-name="ce17">
            <text:p><text:s/>6,110<text:s/></text:p>
          </table:table-cell>
          <table:table-cell office:value-type="float" office:value="4469" table:formula="of:=[.G7]-[.G12]" table:style-name="ce17">
            <text:p><text:s/>4,469<text:s/></text:p>
          </table:table-cell>
          <table:table-cell table:number-columns-repeated="2" table:style-name="ce15"/>
          <table:table-cell table:number-columns-repeated="16375"/>
        </table:table-row>
        <table:table-row table:style-name="ro6">
          <table:table-cell office:value-type="string" table:style-name="ce19">
            <text:p>Net Ring Fence Corporation Tax (RFCT)</text:p>
          </table:table-cell>
          <table:table-cell office:value-type="float" office:value="1080" table:style-name="ce19">
            <text:p><text:s/>1,080<text:s/></text:p>
          </table:table-cell>
          <table:table-cell office:value-type="float" office:value="412" table:style-name="ce19">
            <text:p><text:s/>412<text:s/></text:p>
          </table:table-cell>
          <table:table-cell office:value-type="float" office:value="1647" table:style-name="ce19">
            <text:p><text:s/>1,647<text:s/></text:p>
          </table:table-cell>
          <table:table-cell office:value-type="float" office:value="5332" table:style-name="ce19">
            <text:p><text:s/>5,332<text:s/></text:p>
          </table:table-cell>
          <table:table-cell office:value-type="float" office:value="2379" table:style-name="ce19">
            <text:p><text:s/>2,379<text:s/></text:p>
          </table:table-cell>
          <table:table-cell office:value-type="float" office:value="1580" table:formula="of:=[.G8]-[.G13]" table:style-name="ce19">
            <text:p><text:s/>1,580<text:s/>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9">
            <text:p>Net Supplementary Charge (SC)</text:p>
          </table:table-cell>
          <table:table-cell office:value-type="float" office:value="194" table:style-name="ce19">
            <text:p><text:s/>194<text:s/></text:p>
          </table:table-cell>
          <table:table-cell office:value-type="float" office:value="86" table:style-name="ce19">
            <text:p><text:s/>86<text:s/></text:p>
          </table:table-cell>
          <table:table-cell office:value-type="float" office:value="349" table:style-name="ce19">
            <text:p><text:s/>349<text:s/></text:p>
          </table:table-cell>
          <table:table-cell office:value-type="float" office:value="1281" table:style-name="ce19">
            <text:p><text:s/>1,281<text:s/></text:p>
          </table:table-cell>
          <table:table-cell office:value-type="float" office:value="572" table:style-name="ce19">
            <text:p><text:s/>572<text:s/></text:p>
          </table:table-cell>
          <table:table-cell office:value-type="float" office:value="382" table:formula="of:=[.G9]-[.G14]" table:style-name="ce19">
            <text:p><text:s/>382<text:s/></text:p>
          </table:table-cell>
          <table:table-cell table:style-name="ce15"/>
          <table:table-cell table:style-name="ce22"/>
          <table:table-cell table:number-columns-repeated="16375"/>
        </table:table-row>
        <table:table-row table:style-name="ro6">
          <table:table-cell office:value-type="string" table:style-name="ce19">
            <text:p>Net Offshore Corporation Tax (RFCT+SC)</text:p>
          </table:table-cell>
          <table:table-cell office:value-type="float" office:value="1274" table:style-name="ce19">
            <text:p><text:s/>1,274<text:s/></text:p>
          </table:table-cell>
          <table:table-cell office:value-type="float" office:value="498" table:style-name="ce19">
            <text:p><text:s/>498<text:s/></text:p>
          </table:table-cell>
          <table:table-cell office:value-type="float" office:value="1996" table:style-name="ce19">
            <text:p><text:s/>1,996<text:s/></text:p>
          </table:table-cell>
          <table:table-cell office:value-type="float" office:value="6613" table:style-name="ce19">
            <text:p><text:s/>6,613<text:s/></text:p>
          </table:table-cell>
          <table:table-cell office:value-type="float" office:value="2951" table:style-name="ce19">
            <text:p><text:s/>2,951<text:s/></text:p>
          </table:table-cell>
          <table:table-cell office:value-type="float" office:value="1962" table:formula="of:=[.G18]+[.G19]" table:style-name="ce19">
            <text:p><text:s/>1,962<text:s/>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24">
            <text:p>Net Energy Profits Levy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float" office:value="2632" table:style-name="ce19">
            <text:p><text:s/>2,632<text:s/></text:p>
          </table:table-cell>
          <table:table-cell office:value-type="float" office:value="3587" table:style-name="ce19">
            <text:p><text:s/>3,587<text:s/></text:p>
          </table:table-cell>
          <table:table-cell office:value-type="float" office:value="2857" table:formula="of:=[.G10]" table:style-name="ce19">
            <text:p><text:s/>2,857<text:s/>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9">
            <text:p>Net Petroleum Revenue Tax</text:p>
          </table:table-cell>
          <table:table-cell office:value-type="float" office:value="-408" table:style-name="ce19">
            <text:p>-408<text:s/></text:p>
          </table:table-cell>
          <table:table-cell office:value-type="float" office:value="-241" table:style-name="ce19">
            <text:p>-241<text:s/></text:p>
          </table:table-cell>
          <table:table-cell office:value-type="float" office:value="-552" table:style-name="ce19">
            <text:p>-552<text:s/></text:p>
          </table:table-cell>
          <table:table-cell office:value-type="float" office:value="-234" table:style-name="ce19">
            <text:p>-234<text:s/></text:p>
          </table:table-cell>
          <table:table-cell office:value-type="float" office:value="-428" table:style-name="ce19">
            <text:p>-428<text:s/></text:p>
          </table:table-cell>
          <table:table-cell office:value-type="float" office:value="-350" table:style-name="ce19">
            <text:p>-350<text:s/></text:p>
          </table:table-cell>
          <table:table-cell table:number-columns-repeated="16377" table:style-name="ce1"/>
        </table:table-row>
        <table:table-row table:style-name="ro6">
          <table:table-cell table:style-name="ce25"/>
          <table:table-cell table:number-columns-repeated="3" table:style-name="ce26"/>
          <table:table-cell table:style-name="ce27"/>
          <table:table-cell table:style-name="ce19"/>
          <table:table-cell table:number-columns-repeated="3" table:style-name="ce4"/>
          <table:table-cell table:number-columns-repeated="16375"/>
        </table:table-row>
        <table:table-row table:style-name="ro6">
          <table:table-cell table:style-name="ce28"/>
          <table:table-cell table:number-columns-repeated="3" table:style-name="ce29"/>
          <table:table-cell table:style-name="ce30"/>
          <table:table-cell table:style-name="ce31"/>
          <table:table-cell table:style-name="ce32"/>
          <table:table-cell table:number-columns-repeated="2" table:style-name="ce4"/>
          <table:table-cell table:number-columns-repeated="16375"/>
        </table:table-row>
        <table:table-row table:style-name="ro6">
          <table:table-cell table:style-name="ce27"/>
          <table:table-cell table:number-columns-repeated="6" table:style-name="ce29"/>
          <table:table-cell table:style-name="ce3"/>
          <table:table-cell table:style-name="ce4"/>
          <table:table-cell table:number-columns-repeated="16375"/>
        </table:table-row>
        <table:table-row table:number-rows-repeated="2" table:style-name="ro6">
          <table:table-cell table:style-name="ce27"/>
          <table:table-cell table:number-columns-repeated="6" table:style-name="ce33"/>
          <table:table-cell table:style-name="ce3"/>
          <table:table-cell table:style-name="ce4"/>
          <table:table-cell table:number-columns-repeated="16375"/>
        </table:table-row>
        <table:table-row table:style-name="ro6">
          <table:table-cell table:style-name="ce27"/>
          <table:table-cell table:number-columns-repeated="6" table:style-name="ce34"/>
          <table:table-cell table:style-name="ce3"/>
          <table:table-cell table:style-name="ce4"/>
          <table:table-cell table:number-columns-repeated="16375"/>
        </table:table-row>
        <table:table-row table:number-rows-repeated="4" table:style-name="ro6">
          <table:table-cell table:style-name="ce27"/>
          <table:table-cell table:number-columns-repeated="6" table:style-name="ce34"/>
          <table:table-cell table:style-name="ce35"/>
          <table:table-cell table:number-columns-repeated="16376" table:style-name="ce1"/>
        </table:table-row>
        <table:table-row table:number-rows-repeated="2" table:style-name="ro6">
          <table:table-cell table:number-columns-repeated="5" table:style-name="ce35"/>
          <table:table-cell table:style-name="ce36"/>
          <table:table-cell table:number-columns-repeated="2" table:style-name="ce35"/>
          <table:table-cell table:number-columns-repeated="16376"/>
        </table:table-row>
        <table:table-row table:style-name="ro6">
          <table:table-cell table:number-columns-repeated="5" table:style-name="ce1"/>
          <table:table-cell table:style-name="ce7"/>
          <table:table-cell table:style-name="ce1"/>
          <table:table-cell table:style-name="ce35"/>
          <table:table-cell table:number-columns-repeated="16376"/>
        </table:table-row>
        <table:table-row table:number-rows-repeated="1048541" table:style-name="ro7">
          <table:table-cell table:number-columns-repeated="16384"/>
        </table:table-row>
      </table:table>
      <table:table table:name="Table_2" table:style-name="ta1">
        <table:table-column table:style-name="co6" table:number-columns-repeated="8" table:default-cell-style-name="ce1"/>
        <table:table-column table:style-name="co7" table:default-cell-style-name="ce1"/>
        <table:table-column table:style-name="co3" table:default-cell-style-name="ce1"/>
        <table:table-column table:style-name="co5" table:number-columns-repeated="16374" table:default-cell-style-name="ce1"/>
        <table:table-row table:style-name="ro8">
          <table:table-cell office:value-type="string" table:style-name="ce2">
            <text:p>Table 2: Historical Government Revenues from Oil and Gas Production<text:s text:c="2"/></text:p>
          </table:table-cell>
          <table:table-cell table:number-columns-repeated="7" table:style-name="ce3"/>
          <table:table-cell table:number-columns-repeated="3" table:style-name="ce4"/>
          <table:table-cell table:number-columns-repeated="16373" table:style-name="ce1"/>
        </table:table-row>
        <table:table-row table:style-name="ro9">
          <table:table-cell office:value-type="string" table:style-name="ce6">
            <text:p>Net Offshore Corporation Tax, Petroleum Revenue Tax, Royalty, Supplementary Petroleum Duty and EPL between 1968 and 2025. Amounts in £millions, rounded to the nearest £1million.</text:p>
          </table:table-cell>
          <table:table-cell table:number-columns-repeated="7" table:style-name="ce3"/>
          <table:table-cell table:number-columns-repeated="3" table:style-name="ce4"/>
          <table:table-cell table:number-columns-repeated="16373" table:style-name="ce1"/>
        </table:table-row>
        <table:table-row table:style-name="ro2">
          <table:table-cell office:value-type="string" table:style-name="ce6">
            <text:p>Source: HM Revenue &amp; Customs (HMRC)</text:p>
          </table:table-cell>
          <table:table-cell table:number-columns-repeated="6" table:style-name="ce3"/>
          <table:table-cell table:number-columns-repeated="4" table:style-name="ce4"/>
          <table:table-cell table:number-columns-repeated="16373" table:style-name="ce1"/>
        </table:table-row>
        <table:table-row table:style-name="ro9">
          <table:table-cell office:value-type="string" table:style-name="ce6">
            <text:p>Date published: 24 September 2025</text:p>
          </table:table-cell>
          <table:table-cell table:number-columns-repeated="7" table:style-name="ce3"/>
          <table:table-cell table:number-columns-repeated="3" table:style-name="ce4"/>
          <table:table-cell table:number-columns-repeated="16373" table:style-name="ce1"/>
        </table:table-row>
        <table:table-row table:style-name="ro9">
          <table:table-cell office:value-type="string" table:style-name="ce6">
            <text:p>Note: Some cells in this table are empty to indicate the tax or charge was not in operation in that year.</text:p>
          </table:table-cell>
          <table:table-cell table:number-columns-repeated="7" table:style-name="ce3"/>
          <table:table-cell table:number-columns-repeated="3" table:style-name="ce4"/>
          <table:table-cell table:number-columns-repeated="16373" table:style-name="ce1"/>
        </table:table-row>
        <table:table-row table:style-name="ro10">
          <table:table-cell office:value-type="string" table:style-name="ce37">
            <text:p>Years<text:s/></text:p>
          </table:table-cell>
          <table:table-cell office:value-type="string" table:style-name="ce38">
            <text:p>Total Net Revenue<text:s/></text:p>
          </table:table-cell>
          <table:table-cell office:value-type="string" table:style-name="ce38">
            <text:p>Advance Corporation Tax<text:s/></text:p>
          </table:table-cell>
          <table:table-cell office:value-type="string" table:style-name="ce38">
            <text:p>Ring Fence Corporation Tax<text:s/></text:p>
          </table:table-cell>
          <table:table-cell office:value-type="string" table:style-name="ce38">
            <text:p>Supplementary Charge</text:p>
          </table:table-cell>
          <table:table-cell office:value-type="string" table:style-name="ce38">
            <text:p>Royalty<text:s/></text:p>
          </table:table-cell>
          <table:table-cell office:value-type="string" table:style-name="ce38">
            <text:p>Supplementary Petroleum Duty</text:p>
          </table:table-cell>
          <table:table-cell office:value-type="string" table:style-name="ce38">
            <text:p>Petroleum Revenue Tax</text:p>
          </table:table-cell>
          <table:table-cell office:value-type="string" table:style-name="ce38">
            <text:p>Energy Profits Levy</text:p>
          </table:table-cell>
          <table:table-cell table:style-name="ce4"/>
          <table:table-cell table:style-name="ce39"/>
          <table:table-cell table:number-columns-repeated="4" table:style-name="ce40"/>
          <table:table-cell table:style-name="ce41"/>
          <table:table-cell table:style-name="ce1"/>
          <table:table-cell table:style-name="ce41"/>
          <table:table-cell table:style-name="ce1"/>
          <table:table-cell table:style-name="ce41"/>
          <table:table-cell table:number-columns-repeated="16364"/>
        </table:table-row>
        <table:table-row table:style-name="ro6">
          <table:table-cell office:value-type="string" table:style-name="ce25">
            <text:p>1968 to 1969</text:p>
          </table:table-cell>
          <table:table-cell office:value-type="float" office:value="1" table:style-name="ce42">
            <text:p><text:s/>1<text:s/></text:p>
          </table:table-cell>
          <table:table-cell table:number-columns-repeated="3" table:style-name="ce42"/>
          <table:table-cell office:value-type="float" office:value="1" table:style-name="ce42">
            <text:p><text:s/>1<text:s/></text:p>
          </table:table-cell>
          <table:table-cell table:number-columns-repeated="2" table:style-name="ce42"/>
          <table:table-cell table:style-name="ce5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69 to 1970</text:p>
          </table:table-cell>
          <table:table-cell office:value-type="float" office:value="2" table:style-name="ce42">
            <text:p><text:s/>2<text:s/></text:p>
          </table:table-cell>
          <table:table-cell table:number-columns-repeated="3" table:style-name="ce42"/>
          <table:table-cell office:value-type="float" office:value="2" table:style-name="ce42">
            <text:p><text:s/>2<text:s/></text:p>
          </table:table-cell>
          <table:table-cell table:number-columns-repeated="2" table:style-name="ce42"/>
          <table:table-cell table:style-name="ce5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70 to 1971</text:p>
          </table:table-cell>
          <table:table-cell office:value-type="float" office:value="5" table:style-name="ce42">
            <text:p><text:s/>5<text:s/></text:p>
          </table:table-cell>
          <table:table-cell table:style-name="ce42"/>
          <table:table-cell office:value-type="float" office:value="2" table:style-name="ce42">
            <text:p><text:s/>2<text:s/></text:p>
          </table:table-cell>
          <table:table-cell table:style-name="ce42"/>
          <table:table-cell office:value-type="float" office:value="3" table:style-name="ce42">
            <text:p><text:s/>3<text:s/></text:p>
          </table:table-cell>
          <table:table-cell table:number-columns-repeated="2" table:style-name="ce42"/>
          <table:table-cell table:style-name="ce5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71 to 1972</text:p>
          </table:table-cell>
          <table:table-cell office:value-type="float" office:value="10" table:style-name="ce42">
            <text:p><text:s/>10<text:s/></text:p>
          </table:table-cell>
          <table:table-cell table:style-name="ce42"/>
          <table:table-cell office:value-type="float" office:value="4" table:style-name="ce42">
            <text:p><text:s/>4<text:s/></text:p>
          </table:table-cell>
          <table:table-cell table:style-name="ce42"/>
          <table:table-cell office:value-type="float" office:value="6" table:style-name="ce42">
            <text:p><text:s/>6<text:s/></text:p>
          </table:table-cell>
          <table:table-cell table:number-columns-repeated="2" table:style-name="ce42"/>
          <table:table-cell table:style-name="ce5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72 to 1973</text:p>
          </table:table-cell>
          <table:table-cell office:value-type="float" office:value="15" table:style-name="ce42">
            <text:p><text:s/>15<text:s/></text:p>
          </table:table-cell>
          <table:table-cell table:style-name="ce42"/>
          <table:table-cell office:value-type="float" office:value="4" table:style-name="ce42">
            <text:p><text:s/>4<text:s/></text:p>
          </table:table-cell>
          <table:table-cell table:style-name="ce42"/>
          <table:table-cell office:value-type="float" office:value="11" table:style-name="ce42">
            <text:p><text:s/>11<text:s/></text:p>
          </table:table-cell>
          <table:table-cell table:number-columns-repeated="2" table:style-name="ce42"/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73 to 1974</text:p>
          </table:table-cell>
          <table:table-cell office:value-type="float" office:value="15" table:style-name="ce42">
            <text:p><text:s/>15<text:s/></text:p>
          </table:table-cell>
          <table:table-cell table:style-name="ce42"/>
          <table:table-cell office:value-type="float" office:value="3" table:style-name="ce42">
            <text:p><text:s/>3<text:s/></text:p>
          </table:table-cell>
          <table:table-cell table:style-name="ce42"/>
          <table:table-cell office:value-type="float" office:value="12" table:style-name="ce42">
            <text:p><text:s/>12<text:s/></text:p>
          </table:table-cell>
          <table:table-cell table:number-columns-repeated="2" table:style-name="ce42"/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74 to 1975</text:p>
          </table:table-cell>
          <table:table-cell office:value-type="float" office:value="20" table:style-name="ce42">
            <text:p><text:s/>20<text:s/></text:p>
          </table:table-cell>
          <table:table-cell table:style-name="ce42"/>
          <table:table-cell office:value-type="float" office:value="5" table:style-name="ce42">
            <text:p><text:s/>5<text:s/></text:p>
          </table:table-cell>
          <table:table-cell table:style-name="ce42"/>
          <table:table-cell office:value-type="float" office:value="15" table:style-name="ce42">
            <text:p><text:s/>15<text:s/></text:p>
          </table:table-cell>
          <table:table-cell table:number-columns-repeated="2" table:style-name="ce42"/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75 to 1976</text:p>
          </table:table-cell>
          <table:table-cell office:value-type="float" office:value="25" table:style-name="ce42">
            <text:p><text:s/>25<text:s/></text:p>
          </table:table-cell>
          <table:table-cell table:style-name="ce42"/>
          <table:table-cell office:value-type="float" office:value="5" table:style-name="ce42">
            <text:p><text:s/>5<text:s/></text:p>
          </table:table-cell>
          <table:table-cell table:style-name="ce42"/>
          <table:table-cell office:value-type="float" office:value="20" table:style-name="ce42">
            <text:p><text:s/>20<text:s/></text:p>
          </table:table-cell>
          <table:table-cell table:number-columns-repeated="2" table:style-name="ce42"/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76 to 1977</text:p>
          </table:table-cell>
          <table:table-cell office:value-type="float" office:value="81" table:style-name="ce42">
            <text:p><text:s/>81<text:s/></text:p>
          </table:table-cell>
          <table:table-cell table:style-name="ce42"/>
          <table:table-cell office:value-type="float" office:value="10" table:style-name="ce42">
            <text:p><text:s/>10<text:s/></text:p>
          </table:table-cell>
          <table:table-cell table:style-name="ce42"/>
          <table:table-cell office:value-type="float" office:value="71" table:style-name="ce42">
            <text:p><text:s/>71<text:s/></text:p>
          </table:table-cell>
          <table:table-cell table:number-columns-repeated="2" table:style-name="ce42"/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77 to 1978</text:p>
          </table:table-cell>
          <table:table-cell office:value-type="float" office:value="238" table:style-name="ce42">
            <text:p><text:s/>238<text:s/></text:p>
          </table:table-cell>
          <table:table-cell table:style-name="ce42"/>
          <table:table-cell office:value-type="float" office:value="10" table:style-name="ce42">
            <text:p><text:s/>10<text:s/></text:p>
          </table:table-cell>
          <table:table-cell table:style-name="ce42"/>
          <table:table-cell office:value-type="float" office:value="228" table:style-name="ce42">
            <text:p><text:s/>228<text:s/></text:p>
          </table:table-cell>
          <table:table-cell table:number-columns-repeated="2" table:style-name="ce42"/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78 to 1979</text:p>
          </table:table-cell>
          <table:table-cell office:value-type="float" office:value="565" table:style-name="ce42">
            <text:p><text:s/>565<text:s/></text:p>
          </table:table-cell>
          <table:table-cell office:value-type="float" office:value="40" table:style-name="ce42">
            <text:p><text:s/>40<text:s/></text:p>
          </table:table-cell>
          <table:table-cell office:value-type="float" office:value="53" table:style-name="ce42">
            <text:p><text:s/>53<text:s/></text:p>
          </table:table-cell>
          <table:table-cell table:style-name="ce42"/>
          <table:table-cell office:value-type="float" office:value="289" table:style-name="ce42">
            <text:p><text:s/>289<text:s/></text:p>
          </table:table-cell>
          <table:table-cell table:style-name="ce42"/>
          <table:table-cell office:value-type="float" office:value="183" table:style-name="ce42">
            <text:p><text:s/>183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79 to 1980</text:p>
          </table:table-cell>
          <table:table-cell office:value-type="float" office:value="2313" table:style-name="ce42">
            <text:p><text:s/>2,313<text:s/></text:p>
          </table:table-cell>
          <table:table-cell office:value-type="float" office:value="78" table:style-name="ce42">
            <text:p><text:s/>78<text:s/></text:p>
          </table:table-cell>
          <table:table-cell office:value-type="float" office:value="172" table:style-name="ce42">
            <text:p><text:s/>172<text:s/></text:p>
          </table:table-cell>
          <table:table-cell table:style-name="ce42"/>
          <table:table-cell office:value-type="float" office:value="628" table:style-name="ce42">
            <text:p><text:s/>628<text:s/></text:p>
          </table:table-cell>
          <table:table-cell table:style-name="ce42"/>
          <table:table-cell office:value-type="float" office:value="1435" table:style-name="ce42">
            <text:p><text:s/>1,435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80 to 1981</text:p>
          </table:table-cell>
          <table:table-cell office:value-type="float" office:value="3743" table:style-name="ce42">
            <text:p><text:s/>3,743<text:s/></text:p>
          </table:table-cell>
          <table:table-cell office:value-type="float" office:value="97" table:style-name="ce42">
            <text:p><text:s/>97<text:s/></text:p>
          </table:table-cell>
          <table:table-cell office:value-type="float" office:value="244" table:style-name="ce42">
            <text:p><text:s/>244<text:s/></text:p>
          </table:table-cell>
          <table:table-cell table:style-name="ce42"/>
          <table:table-cell office:value-type="float" office:value="992" table:style-name="ce42">
            <text:p><text:s/>992<text:s/></text:p>
          </table:table-cell>
          <table:table-cell table:style-name="ce42"/>
          <table:table-cell office:value-type="float" office:value="2410" table:style-name="ce42">
            <text:p><text:s/>2,410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81 to 1982</text:p>
          </table:table-cell>
          <table:table-cell office:value-type="float" office:value="6492" table:style-name="ce42">
            <text:p><text:s/>6,492<text:s/></text:p>
          </table:table-cell>
          <table:table-cell office:value-type="float" office:value="270" table:style-name="ce42">
            <text:p><text:s/>270<text:s/></text:p>
          </table:table-cell>
          <table:table-cell office:value-type="float" office:value="411" table:style-name="ce42">
            <text:p><text:s/>411<text:s/></text:p>
          </table:table-cell>
          <table:table-cell table:style-name="ce42"/>
          <table:table-cell office:value-type="float" office:value="1396" table:style-name="ce42">
            <text:p><text:s/>1,396<text:s/></text:p>
          </table:table-cell>
          <table:table-cell office:value-type="float" office:value="2025" table:style-name="ce42">
            <text:p><text:s/>2,025<text:s/></text:p>
          </table:table-cell>
          <table:table-cell office:value-type="float" office:value="2390" table:style-name="ce42">
            <text:p><text:s/>2,390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82 to 1983</text:p>
          </table:table-cell>
          <table:table-cell office:value-type="float" office:value="7822" table:style-name="ce42">
            <text:p><text:s/>7,822<text:s/></text:p>
          </table:table-cell>
          <table:table-cell office:value-type="float" office:value="202" table:style-name="ce42">
            <text:p><text:s/>202<text:s/></text:p>
          </table:table-cell>
          <table:table-cell office:value-type="float" office:value="319" table:style-name="ce42">
            <text:p><text:s/>319<text:s/></text:p>
          </table:table-cell>
          <table:table-cell table:style-name="ce42"/>
          <table:table-cell office:value-type="float" office:value="1632" table:style-name="ce42">
            <text:p><text:s/>1,632<text:s/></text:p>
          </table:table-cell>
          <table:table-cell office:value-type="float" office:value="2395" table:style-name="ce42">
            <text:p><text:s/>2,395<text:s/></text:p>
          </table:table-cell>
          <table:table-cell office:value-type="float" office:value="3274" table:style-name="ce42">
            <text:p><text:s/>3,274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83 to 1984</text:p>
          </table:table-cell>
          <table:table-cell office:value-type="float" office:value="8798" table:style-name="ce42">
            <text:p><text:s/>8,798<text:s/></text:p>
          </table:table-cell>
          <table:table-cell office:value-type="float" office:value="430" table:style-name="ce42">
            <text:p><text:s/>430<text:s/></text:p>
          </table:table-cell>
          <table:table-cell office:value-type="float" office:value="447" table:style-name="ce42">
            <text:p><text:s/>447<text:s/></text:p>
          </table:table-cell>
          <table:table-cell table:style-name="ce42"/>
          <table:table-cell office:value-type="float" office:value="1904" table:style-name="ce42">
            <text:p><text:s/>1,904<text:s/></text:p>
          </table:table-cell>
          <table:table-cell table:style-name="ce42"/>
          <table:table-cell office:value-type="float" office:value="6017" table:style-name="ce42">
            <text:p><text:s/>6,017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84 to 1985</text:p>
          </table:table-cell>
          <table:table-cell office:value-type="float" office:value="12035" table:style-name="ce42">
            <text:p><text:s/>12,035<text:s/></text:p>
          </table:table-cell>
          <table:table-cell office:value-type="float" office:value="1244" table:style-name="ce42">
            <text:p><text:s/>1,244<text:s/></text:p>
          </table:table-cell>
          <table:table-cell office:value-type="float" office:value="1188" table:style-name="ce42">
            <text:p><text:s/>1,188<text:s/></text:p>
          </table:table-cell>
          <table:table-cell table:style-name="ce42"/>
          <table:table-cell office:value-type="float" office:value="2426" table:style-name="ce42">
            <text:p><text:s/>2,426<text:s/></text:p>
          </table:table-cell>
          <table:table-cell table:style-name="ce42"/>
          <table:table-cell office:value-type="float" office:value="7177" table:style-name="ce42">
            <text:p><text:s/>7,177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85 to 1986</text:p>
          </table:table-cell>
          <table:table-cell office:value-type="float" office:value="11348" table:style-name="ce42">
            <text:p><text:s/>11,348<text:s/></text:p>
          </table:table-cell>
          <table:table-cell office:value-type="float" office:value="1085" table:style-name="ce42">
            <text:p><text:s/>1,085<text:s/></text:p>
          </table:table-cell>
          <table:table-cell office:value-type="float" office:value="1831" table:style-name="ce42">
            <text:p><text:s/>1,831<text:s/></text:p>
          </table:table-cell>
          <table:table-cell table:style-name="ce42"/>
          <table:table-cell office:value-type="float" office:value="2057" table:style-name="ce42">
            <text:p><text:s/>2,057<text:s/></text:p>
          </table:table-cell>
          <table:table-cell table:style-name="ce42"/>
          <table:table-cell office:value-type="float" office:value="6375" table:style-name="ce42">
            <text:p><text:s/>6,375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86 to 1987</text:p>
          </table:table-cell>
          <table:table-cell office:value-type="float" office:value="4783" table:style-name="ce42">
            <text:p><text:s/>4,783<text:s/></text:p>
          </table:table-cell>
          <table:table-cell office:value-type="float" office:value="1130" table:style-name="ce42">
            <text:p><text:s/>1,130<text:s/></text:p>
          </table:table-cell>
          <table:table-cell office:value-type="float" office:value="1546" table:style-name="ce42">
            <text:p><text:s/>1,546<text:s/></text:p>
          </table:table-cell>
          <table:table-cell table:style-name="ce42"/>
          <table:table-cell office:value-type="float" office:value="919" table:style-name="ce42">
            <text:p><text:s/>919<text:s/></text:p>
          </table:table-cell>
          <table:table-cell table:style-name="ce42"/>
          <table:table-cell office:value-type="float" office:value="1188" table:style-name="ce42">
            <text:p><text:s/>1,188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87 to 1988</text:p>
          </table:table-cell>
          <table:table-cell office:value-type="float" office:value="4618" table:style-name="ce42">
            <text:p><text:s/>4,618<text:s/></text:p>
          </table:table-cell>
          <table:table-cell office:value-type="float" office:value="681" table:style-name="ce42">
            <text:p><text:s/>681<text:s/></text:p>
          </table:table-cell>
          <table:table-cell office:value-type="float" office:value="617" table:style-name="ce42">
            <text:p><text:s/>617<text:s/></text:p>
          </table:table-cell>
          <table:table-cell table:style-name="ce42"/>
          <table:table-cell office:value-type="float" office:value="1024" table:style-name="ce42">
            <text:p><text:s/>1,024<text:s/></text:p>
          </table:table-cell>
          <table:table-cell table:style-name="ce42"/>
          <table:table-cell office:value-type="float" office:value="2296" table:style-name="ce42">
            <text:p><text:s/>2,296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88 to 1989</text:p>
          </table:table-cell>
          <table:table-cell office:value-type="float" office:value="3168" table:style-name="ce42">
            <text:p><text:s/>3,168<text:s/></text:p>
          </table:table-cell>
          <table:table-cell office:value-type="float" office:value="685" table:style-name="ce42">
            <text:p><text:s/>685<text:s/></text:p>
          </table:table-cell>
          <table:table-cell office:value-type="float" office:value="510" table:style-name="ce42">
            <text:p><text:s/>510<text:s/></text:p>
          </table:table-cell>
          <table:table-cell table:style-name="ce42"/>
          <table:table-cell office:value-type="float" office:value="602" table:style-name="ce42">
            <text:p><text:s/>602<text:s/></text:p>
          </table:table-cell>
          <table:table-cell table:style-name="ce42"/>
          <table:table-cell office:value-type="float" office:value="1371" table:style-name="ce42">
            <text:p><text:s/>1,371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89 to 1990</text:p>
          </table:table-cell>
          <table:table-cell office:value-type="float" office:value="2368" table:style-name="ce42">
            <text:p><text:s/>2,368<text:s/></text:p>
          </table:table-cell>
          <table:table-cell office:value-type="float" office:value="495" table:style-name="ce42">
            <text:p><text:s/>495<text:s/></text:p>
          </table:table-cell>
          <table:table-cell office:value-type="float" office:value="248" table:style-name="ce42">
            <text:p><text:s/>248<text:s/></text:p>
          </table:table-cell>
          <table:table-cell table:style-name="ce42"/>
          <table:table-cell office:value-type="float" office:value="575" table:style-name="ce42">
            <text:p><text:s/>575<text:s/></text:p>
          </table:table-cell>
          <table:table-cell table:style-name="ce42"/>
          <table:table-cell office:value-type="float" office:value="1050" table:style-name="ce42">
            <text:p><text:s/>1,050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90 to 1991</text:p>
          </table:table-cell>
          <table:table-cell office:value-type="float" office:value="2312" table:style-name="ce42">
            <text:p><text:s/>2,312<text:s/></text:p>
          </table:table-cell>
          <table:table-cell office:value-type="float" office:value="363" table:style-name="ce42">
            <text:p><text:s/>363<text:s/></text:p>
          </table:table-cell>
          <table:table-cell office:value-type="float" office:value="484" table:style-name="ce42">
            <text:p><text:s/>484<text:s/></text:p>
          </table:table-cell>
          <table:table-cell table:style-name="ce42"/>
          <table:table-cell office:value-type="float" office:value="605" table:style-name="ce42">
            <text:p><text:s/>605<text:s/></text:p>
          </table:table-cell>
          <table:table-cell table:style-name="ce42"/>
          <table:table-cell office:value-type="float" office:value="860" table:style-name="ce42">
            <text:p><text:s/>860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91 to 1992</text:p>
          </table:table-cell>
          <table:table-cell office:value-type="float" office:value="979" table:style-name="ce42">
            <text:p><text:s/>979<text:s/></text:p>
          </table:table-cell>
          <table:table-cell office:value-type="float" office:value="370" table:style-name="ce42">
            <text:p><text:s/>370<text:s/></text:p>
          </table:table-cell>
          <table:table-cell office:value-type="float" office:value="268" table:style-name="ce42">
            <text:p><text:s/>268<text:s/></text:p>
          </table:table-cell>
          <table:table-cell table:style-name="ce42"/>
          <table:table-cell office:value-type="float" office:value="557" table:style-name="ce42">
            <text:p><text:s/>557<text:s/></text:p>
          </table:table-cell>
          <table:table-cell table:style-name="ce42"/>
          <table:table-cell office:value-type="float" office:value="-216" table:style-name="ce42">
            <text:p>-216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92 to 1993</text:p>
          </table:table-cell>
          <table:table-cell office:value-type="float" office:value="1305" table:style-name="ce42">
            <text:p><text:s/>1,305<text:s/></text:p>
          </table:table-cell>
          <table:table-cell office:value-type="float" office:value="480" table:style-name="ce42">
            <text:p><text:s/>480<text:s/></text:p>
          </table:table-cell>
          <table:table-cell office:value-type="float" office:value="202" table:style-name="ce42">
            <text:p><text:s/>202<text:s/></text:p>
          </table:table-cell>
          <table:table-cell table:style-name="ce42"/>
          <table:table-cell office:value-type="float" office:value="554" table:style-name="ce42">
            <text:p><text:s/>554<text:s/></text:p>
          </table:table-cell>
          <table:table-cell table:style-name="ce42"/>
          <table:table-cell office:value-type="float" office:value="69" table:style-name="ce42">
            <text:p><text:s/>69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93 to 1994</text:p>
          </table:table-cell>
          <table:table-cell office:value-type="float" office:value="1223" table:style-name="ce42">
            <text:p><text:s/>1,223<text:s/></text:p>
          </table:table-cell>
          <table:table-cell office:value-type="float" office:value="219" table:style-name="ce42">
            <text:p><text:s/>219<text:s/></text:p>
          </table:table-cell>
          <table:table-cell office:value-type="float" office:value="39" table:style-name="ce42">
            <text:p><text:s/>39<text:s/></text:p>
          </table:table-cell>
          <table:table-cell table:style-name="ce42"/>
          <table:table-cell office:value-type="float" office:value="606" table:style-name="ce42">
            <text:p><text:s/>606<text:s/></text:p>
          </table:table-cell>
          <table:table-cell table:style-name="ce42"/>
          <table:table-cell office:value-type="float" office:value="359" table:style-name="ce42">
            <text:p><text:s/>359<text:s/></text:p>
          </table:table-cell>
          <table:table-cell table:style-name="ce24"/>
          <table:table-cell table:style-name="ce4"/>
          <table:table-cell table:style-name="ce43"/>
          <table:table-cell table:number-columns-repeated="16373"/>
        </table:table-row>
        <table:table-row table:style-name="ro6">
          <table:table-cell office:value-type="string" table:style-name="ce25">
            <text:p>1994 to 1995</text:p>
          </table:table-cell>
          <table:table-cell office:value-type="float" office:value="1642" table:style-name="ce42">
            <text:p><text:s/>1,642<text:s/></text:p>
          </table:table-cell>
          <table:table-cell office:value-type="float" office:value="299" table:style-name="ce42">
            <text:p><text:s/>299<text:s/></text:p>
          </table:table-cell>
          <table:table-cell office:value-type="float" office:value="81" table:style-name="ce42">
            <text:p><text:s/>81<text:s/></text:p>
          </table:table-cell>
          <table:table-cell table:style-name="ce42"/>
          <table:table-cell office:value-type="float" office:value="550" table:style-name="ce42">
            <text:p><text:s/>550<text:s/></text:p>
          </table:table-cell>
          <table:table-cell table:style-name="ce42"/>
          <table:table-cell office:value-type="float" office:value="712" table:style-name="ce42">
            <text:p><text:s/>712<text:s/></text:p>
          </table:table-cell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95 to 1996<text:s/></text:p>
          </table:table-cell>
          <table:table-cell office:value-type="float" office:value="2289" table:style-name="ce42">
            <text:p><text:s/>2,289<text:s/></text:p>
          </table:table-cell>
          <table:table-cell office:value-type="float" office:value="674" table:style-name="ce42">
            <text:p><text:s/>674<text:s/></text:p>
          </table:table-cell>
          <table:table-cell office:value-type="float" office:value="92" table:style-name="ce42">
            <text:p><text:s/>92<text:s/></text:p>
          </table:table-cell>
          <table:table-cell table:style-name="ce42"/>
          <table:table-cell office:value-type="float" office:value="555" table:style-name="ce42">
            <text:p><text:s/>555<text:s/></text:p>
          </table:table-cell>
          <table:table-cell table:style-name="ce42"/>
          <table:table-cell office:value-type="float" office:value="968" table:style-name="ce42">
            <text:p><text:s/>968<text:s/></text:p>
          </table:table-cell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96 to 1997<text:s/></text:p>
          </table:table-cell>
          <table:table-cell office:value-type="float" office:value="3303" table:style-name="ce42">
            <text:p><text:s/>3,303<text:s/></text:p>
          </table:table-cell>
          <table:table-cell office:value-type="float" office:value="460" table:style-name="ce42">
            <text:p><text:s/>460<text:s/></text:p>
          </table:table-cell>
          <table:table-cell office:value-type="float" office:value="430" table:style-name="ce42">
            <text:p><text:s/>430<text:s/></text:p>
          </table:table-cell>
          <table:table-cell table:style-name="ce42"/>
          <table:table-cell office:value-type="float" office:value="684" table:style-name="ce42">
            <text:p><text:s/>684<text:s/></text:p>
          </table:table-cell>
          <table:table-cell table:style-name="ce42"/>
          <table:table-cell office:value-type="float" office:value="1729" table:style-name="ce42">
            <text:p><text:s/>1,729<text:s/></text:p>
          </table:table-cell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97 to 1998</text:p>
          </table:table-cell>
          <table:table-cell office:value-type="float" office:value="3277" table:style-name="ce42">
            <text:p><text:s/>3,277<text:s/></text:p>
          </table:table-cell>
          <table:table-cell office:value-type="float" office:value="821" table:style-name="ce42">
            <text:p><text:s/>821<text:s/></text:p>
          </table:table-cell>
          <table:table-cell office:value-type="float" office:value="958" table:style-name="ce42">
            <text:p><text:s/>958<text:s/></text:p>
          </table:table-cell>
          <table:table-cell table:style-name="ce42"/>
          <table:table-cell office:value-type="float" office:value="535" table:style-name="ce42">
            <text:p><text:s/>535<text:s/></text:p>
          </table:table-cell>
          <table:table-cell table:style-name="ce42"/>
          <table:table-cell office:value-type="float" office:value="963" table:style-name="ce42">
            <text:p><text:s/>963<text:s/></text:p>
          </table:table-cell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98 to 1999</text:p>
          </table:table-cell>
          <table:table-cell office:value-type="float" office:value="2452" table:style-name="ce42">
            <text:p><text:s/>2,452<text:s/></text:p>
          </table:table-cell>
          <table:table-cell office:value-type="float" office:value="655" table:style-name="ce42">
            <text:p><text:s/>655<text:s/></text:p>
          </table:table-cell>
          <table:table-cell office:value-type="float" office:value="950" table:style-name="ce42">
            <text:p><text:s/>950<text:s/></text:p>
          </table:table-cell>
          <table:table-cell table:style-name="ce42"/>
          <table:table-cell office:value-type="float" office:value="343" table:style-name="ce42">
            <text:p><text:s/>343<text:s/></text:p>
          </table:table-cell>
          <table:table-cell table:style-name="ce42"/>
          <table:table-cell office:value-type="float" office:value="504" table:style-name="ce42">
            <text:p><text:s/>504<text:s/></text:p>
          </table:table-cell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1999 to 2000</text:p>
          </table:table-cell>
          <table:table-cell office:value-type="float" office:value="2510" table:style-name="ce42">
            <text:p><text:s/>2,510<text:s/></text:p>
          </table:table-cell>
          <table:table-cell office:value-type="float" office:value="120" table:style-name="ce42">
            <text:p><text:s/>120<text:s/></text:p>
          </table:table-cell>
          <table:table-cell office:value-type="float" office:value="1148" table:style-name="ce42">
            <text:p><text:s/>1,148<text:s/></text:p>
          </table:table-cell>
          <table:table-cell table:style-name="ce42"/>
          <table:table-cell office:value-type="float" office:value="389" table:style-name="ce42">
            <text:p><text:s/>389<text:s/></text:p>
          </table:table-cell>
          <table:table-cell table:style-name="ce42"/>
          <table:table-cell office:value-type="float" office:value="853" table:style-name="ce42">
            <text:p><text:s/>853<text:s/></text:p>
          </table:table-cell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2000 to 2001</text:p>
          </table:table-cell>
          <table:table-cell office:value-type="float" office:value="4399" table:style-name="ce42">
            <text:p><text:s/>4,399<text:s/></text:p>
          </table:table-cell>
          <table:table-cell table:style-name="ce42"/>
          <table:table-cell office:value-type="float" office:value="2329" table:style-name="ce42">
            <text:p><text:s/>2,329<text:s/></text:p>
          </table:table-cell>
          <table:table-cell table:style-name="ce42"/>
          <table:table-cell office:value-type="float" office:value="552" table:style-name="ce42">
            <text:p><text:s/>552<text:s/></text:p>
          </table:table-cell>
          <table:table-cell table:style-name="ce42"/>
          <table:table-cell office:value-type="float" office:value="1518" table:style-name="ce42">
            <text:p><text:s/>1,518<text:s/></text:p>
          </table:table-cell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2001 to 2002<text:s/></text:p>
          </table:table-cell>
          <table:table-cell office:value-type="float" office:value="5373" table:style-name="ce42">
            <text:p><text:s/>5,373<text:s/></text:p>
          </table:table-cell>
          <table:table-cell table:style-name="ce42"/>
          <table:table-cell office:value-type="float" office:value="3515" table:style-name="ce42">
            <text:p><text:s/>3,515<text:s/></text:p>
          </table:table-cell>
          <table:table-cell table:style-name="ce42"/>
          <table:table-cell office:value-type="float" office:value="548" table:style-name="ce42">
            <text:p><text:s/>548<text:s/></text:p>
          </table:table-cell>
          <table:table-cell table:style-name="ce42"/>
          <table:table-cell office:value-type="float" office:value="1310" table:style-name="ce42">
            <text:p><text:s/>1,310<text:s/></text:p>
          </table:table-cell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2002 to 2003<text:s/></text:p>
          </table:table-cell>
          <table:table-cell office:value-type="float" office:value="5054" table:style-name="ce42">
            <text:p><text:s/>5,054<text:s/></text:p>
          </table:table-cell>
          <table:table-cell table:style-name="ce42"/>
          <table:table-cell office:value-type="float" office:value="3369" table:style-name="ce42">
            <text:p><text:s/>3,369<text:s/></text:p>
          </table:table-cell>
          <table:table-cell office:value-type="float" office:value="293" table:style-name="ce42">
            <text:p><text:s/>293<text:s/></text:p>
          </table:table-cell>
          <table:table-cell office:value-type="float" office:value="434" table:style-name="ce42">
            <text:p><text:s/>434<text:s/></text:p>
          </table:table-cell>
          <table:table-cell table:style-name="ce42"/>
          <table:table-cell office:value-type="float" office:value="958" table:style-name="ce42">
            <text:p><text:s/>958<text:s/></text:p>
          </table:table-cell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2003 to 2004<text:s/></text:p>
          </table:table-cell>
          <table:table-cell office:value-type="float" office:value="4223" table:style-name="ce42">
            <text:p><text:s/>4,223<text:s/></text:p>
          </table:table-cell>
          <table:table-cell table:style-name="ce42"/>
          <table:table-cell office:value-type="float" office:value="2291" table:style-name="ce42">
            <text:p><text:s/>2,291<text:s/></text:p>
          </table:table-cell>
          <table:table-cell office:value-type="float" office:value="766" table:style-name="ce42">
            <text:p><text:s/>766<text:s/></text:p>
          </table:table-cell>
          <table:table-cell office:value-type="float" office:value="-13" table:style-name="ce42">
            <text:p>-13<text:s/></text:p>
          </table:table-cell>
          <table:table-cell table:style-name="ce42"/>
          <table:table-cell office:value-type="float" office:value="1179" table:style-name="ce42">
            <text:p><text:s/>1,179<text:s/></text:p>
          </table:table-cell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6">
          <table:table-cell office:value-type="string" table:style-name="ce25">
            <text:p>2004 to 2005<text:s text:c="2"/></text:p>
          </table:table-cell>
          <table:table-cell office:value-type="float" office:value="5115" table:style-name="ce42">
            <text:p><text:s/>5,115<text:s/></text:p>
          </table:table-cell>
          <table:table-cell table:style-name="ce42"/>
          <table:table-cell office:value-type="float" office:value="2790" table:style-name="ce42">
            <text:p><text:s/>2,790<text:s/></text:p>
          </table:table-cell>
          <table:table-cell office:value-type="float" office:value="1041" table:style-name="ce42">
            <text:p><text:s/>1,041<text:s/></text:p>
          </table:table-cell>
          <table:table-cell table:number-columns-repeated="2" table:style-name="ce42"/>
          <table:table-cell office:value-type="float" office:value="1284" table:style-name="ce42">
            <text:p><text:s/>1,284<text:s/></text:p>
          </table:table-cell>
          <table:table-cell table:style-name="ce24"/>
          <table:table-cell table:style-name="ce4"/>
          <table:table-cell table:style-name="ce43"/>
          <table:table-cell table:number-columns-repeated="16373" table:style-name="ce1"/>
        </table:table-row>
        <table:table-row table:style-name="ro3">
          <table:table-cell office:value-type="string" table:style-name="ce25">
            <text:p>2005 to 2006<text:s/></text:p>
          </table:table-cell>
          <table:table-cell office:value-type="float" office:value="9323" table:style-name="ce42">
            <text:p><text:s/>9,323<text:s/></text:p>
          </table:table-cell>
          <table:table-cell table:style-name="ce42"/>
          <table:table-cell office:value-type="float" office:value="5210" table:style-name="ce42">
            <text:p><text:s/>5,210<text:s/></text:p>
          </table:table-cell>
          <table:table-cell office:value-type="float" office:value="2097" table:style-name="ce42">
            <text:p><text:s/>2,097<text:s/></text:p>
          </table:table-cell>
          <table:table-cell table:number-columns-repeated="2" table:style-name="ce42"/>
          <table:table-cell office:value-type="float" office:value="2016" table:style-name="ce42">
            <text:p><text:s/>2,016<text:s/></text:p>
          </table:table-cell>
          <table:table-cell table:style-name="ce24"/>
          <table:table-cell table:style-name="ce4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/>
        </table:table-row>
        <table:table-row table:style-name="ro3">
          <table:table-cell office:value-type="string" table:style-name="ce25">
            <text:p>2006 to 2007<text:s/></text:p>
          </table:table-cell>
          <table:table-cell office:value-type="float" office:value="8864" table:style-name="ce42">
            <text:p><text:s/>8,864<text:s/></text:p>
          </table:table-cell>
          <table:table-cell table:style-name="ce42"/>
          <table:table-cell office:value-type="float" office:value="4919" table:style-name="ce42">
            <text:p><text:s/>4,919<text:s/></text:p>
          </table:table-cell>
          <table:table-cell office:value-type="float" office:value="1790" table:style-name="ce42">
            <text:p><text:s/>1,790<text:s/></text:p>
          </table:table-cell>
          <table:table-cell table:number-columns-repeated="2" table:style-name="ce42"/>
          <table:table-cell office:value-type="float" office:value="2155" table:style-name="ce42">
            <text:p><text:s/>2,155<text:s/></text:p>
          </table:table-cell>
          <table:table-cell table:style-name="ce24"/>
          <table:table-cell table:style-name="ce4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/>
        </table:table-row>
        <table:table-row table:style-name="ro3">
          <table:table-cell office:value-type="string" table:style-name="ce25">
            <text:p>2007 to 2008<text:s/></text:p>
          </table:table-cell>
          <table:table-cell office:value-type="float" office:value="7408" table:style-name="ce42">
            <text:p><text:s/>7,408<text:s/></text:p>
          </table:table-cell>
          <table:table-cell table:style-name="ce42"/>
          <table:table-cell office:value-type="float" office:value="3402" table:style-name="ce42">
            <text:p><text:s/>3,402<text:s/></text:p>
          </table:table-cell>
          <table:table-cell office:value-type="float" office:value="2326" table:style-name="ce42">
            <text:p><text:s/>2,326<text:s/></text:p>
          </table:table-cell>
          <table:table-cell table:number-columns-repeated="2" table:style-name="ce42"/>
          <table:table-cell office:value-type="float" office:value="1680" table:style-name="ce42">
            <text:p><text:s/>1,680<text:s/></text:p>
          </table:table-cell>
          <table:table-cell table:style-name="ce24"/>
          <table:table-cell table:style-name="ce4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/>
        </table:table-row>
        <table:table-row table:style-name="ro3">
          <table:table-cell office:value-type="string" table:style-name="ce25">
            <text:p>2008 to 2009<text:s/></text:p>
          </table:table-cell>
          <table:table-cell office:value-type="float" office:value="12393" table:style-name="ce42">
            <text:p><text:s/>12,393<text:s/></text:p>
          </table:table-cell>
          <table:table-cell table:style-name="ce42"/>
          <table:table-cell office:value-type="float" office:value="5716" table:style-name="ce42">
            <text:p><text:s/>5,716<text:s/></text:p>
          </table:table-cell>
          <table:table-cell office:value-type="float" office:value="4110" table:style-name="ce42">
            <text:p><text:s/>4,110<text:s/></text:p>
          </table:table-cell>
          <table:table-cell table:number-columns-repeated="2" table:style-name="ce42"/>
          <table:table-cell office:value-type="float" office:value="2567" table:style-name="ce42">
            <text:p><text:s/>2,567<text:s/></text:p>
          </table:table-cell>
          <table:table-cell table:style-name="ce24"/>
          <table:table-cell table:style-name="ce1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/>
        </table:table-row>
        <table:table-row table:style-name="ro3">
          <table:table-cell office:value-type="string" table:style-name="ce25">
            <text:p>2009 to 2010<text:s/></text:p>
          </table:table-cell>
          <table:table-cell office:value-type="float" office:value="5921" table:style-name="ce42">
            <text:p><text:s/>5,921<text:s/></text:p>
          </table:table-cell>
          <table:table-cell table:style-name="ce42"/>
          <table:table-cell office:value-type="float" office:value="2839" table:style-name="ce42">
            <text:p><text:s/>2,839<text:s/></text:p>
          </table:table-cell>
          <table:table-cell office:value-type="float" office:value="2159" table:style-name="ce42">
            <text:p><text:s/>2,159<text:s/></text:p>
          </table:table-cell>
          <table:table-cell table:number-columns-repeated="2" table:style-name="ce42"/>
          <table:table-cell office:value-type="float" office:value="923" table:style-name="ce42">
            <text:p><text:s/>923<text:s/></text:p>
          </table:table-cell>
          <table:table-cell table:style-name="ce24"/>
          <table:table-cell table:style-name="ce1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/>
        </table:table-row>
        <table:table-row table:style-name="ro3">
          <table:table-cell office:value-type="string" table:style-name="ce25">
            <text:p>2010 to 2011<text:s/></text:p>
          </table:table-cell>
          <table:table-cell office:value-type="float" office:value="8322" table:style-name="ce42">
            <text:p><text:s/>8,322<text:s/></text:p>
          </table:table-cell>
          <table:table-cell table:style-name="ce42"/>
          <table:table-cell office:value-type="float" office:value="3810" table:style-name="ce42">
            <text:p><text:s/>3,810<text:s/></text:p>
          </table:table-cell>
          <table:table-cell office:value-type="float" office:value="3054" table:style-name="ce42">
            <text:p><text:s/>3,054<text:s/></text:p>
          </table:table-cell>
          <table:table-cell table:number-columns-repeated="2" table:style-name="ce42"/>
          <table:table-cell office:value-type="float" office:value="1458" table:style-name="ce42">
            <text:p><text:s/>1,458<text:s/></text:p>
          </table:table-cell>
          <table:table-cell table:style-name="ce24"/>
          <table:table-cell table:style-name="ce1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 table:style-name="ce1"/>
        </table:table-row>
        <table:table-row table:style-name="ro3">
          <table:table-cell office:value-type="string" table:style-name="ce25">
            <text:p>2011 to 2012</text:p>
          </table:table-cell>
          <table:table-cell office:value-type="float" office:value="10872" table:style-name="ce42">
            <text:p><text:s/>10,872<text:s/></text:p>
          </table:table-cell>
          <table:table-cell table:style-name="ce42"/>
          <table:table-cell office:value-type="float" office:value="4714" table:style-name="ce42">
            <text:p><text:s/>4,714<text:s/></text:p>
          </table:table-cell>
          <table:table-cell office:value-type="float" office:value="4126" table:style-name="ce42">
            <text:p><text:s/>4,126<text:s/></text:p>
          </table:table-cell>
          <table:table-cell table:number-columns-repeated="2" table:style-name="ce42"/>
          <table:table-cell office:value-type="float" office:value="2032" table:style-name="ce42">
            <text:p><text:s/>2,032<text:s/></text:p>
          </table:table-cell>
          <table:table-cell table:style-name="ce24"/>
          <table:table-cell table:style-name="ce1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 table:style-name="ce1"/>
        </table:table-row>
        <table:table-row table:style-name="ro3">
          <table:table-cell office:value-type="string" table:style-name="ce25">
            <text:p>2012 to 2013</text:p>
          </table:table-cell>
          <table:table-cell office:value-type="float" office:value="6149" table:style-name="ce42">
            <text:p><text:s/>6,149<text:s/></text:p>
          </table:table-cell>
          <table:table-cell table:style-name="ce42"/>
          <table:table-cell office:value-type="float" office:value="1916" table:style-name="ce42">
            <text:p><text:s/>1,916<text:s/></text:p>
          </table:table-cell>
          <table:table-cell office:value-type="float" office:value="2496" table:style-name="ce42">
            <text:p><text:s/>2,496<text:s/></text:p>
          </table:table-cell>
          <table:table-cell table:number-columns-repeated="2" table:style-name="ce42"/>
          <table:table-cell office:value-type="float" office:value="1737" table:style-name="ce42">
            <text:p><text:s/>1,737<text:s/></text:p>
          </table:table-cell>
          <table:table-cell table:style-name="ce24"/>
          <table:table-cell table:style-name="ce1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 table:style-name="ce1"/>
        </table:table-row>
        <table:table-row table:style-name="ro3">
          <table:table-cell office:value-type="string" table:style-name="ce25">
            <text:p>2013 to 2014</text:p>
          </table:table-cell>
          <table:table-cell office:value-type="float" office:value="4674" table:style-name="ce21">
            <text:p><text:s/>4,674<text:s/></text:p>
          </table:table-cell>
          <table:table-cell table:style-name="ce21"/>
          <table:table-cell office:value-type="float" office:value="1665" table:style-name="ce21">
            <text:p><text:s/>1,665<text:s/></text:p>
          </table:table-cell>
          <table:table-cell office:value-type="float" office:value="1891" table:style-name="ce21">
            <text:p><text:s/>1,891<text:s/></text:p>
          </table:table-cell>
          <table:table-cell table:number-columns-repeated="2" table:style-name="ce42"/>
          <table:table-cell office:value-type="float" office:value="1118" table:style-name="ce42">
            <text:p><text:s/>1,118<text:s/></text:p>
          </table:table-cell>
          <table:table-cell table:style-name="ce42"/>
          <table:table-cell table:style-name="ce1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 table:style-name="ce1"/>
        </table:table-row>
        <table:table-row table:style-name="ro3">
          <table:table-cell office:value-type="string" table:style-name="ce25">
            <text:p>2014 to 2015</text:p>
          </table:table-cell>
          <table:table-cell office:value-type="float" office:value="2103" table:style-name="ce21">
            <text:p><text:s/>2,103<text:s/></text:p>
          </table:table-cell>
          <table:table-cell table:style-name="ce21"/>
          <table:table-cell office:value-type="float" office:value="970" table:style-name="ce21">
            <text:p><text:s/>970<text:s/></text:p>
          </table:table-cell>
          <table:table-cell office:value-type="float" office:value="1056" table:style-name="ce21">
            <text:p><text:s/>1,056<text:s/></text:p>
          </table:table-cell>
          <table:table-cell table:number-columns-repeated="2" table:style-name="ce42"/>
          <table:table-cell office:value-type="float" office:value="77" table:style-name="ce42">
            <text:p><text:s/>77<text:s/></text:p>
          </table:table-cell>
          <table:table-cell table:style-name="ce42"/>
          <table:table-cell table:style-name="ce1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 table:style-name="ce1"/>
        </table:table-row>
        <table:table-row table:style-name="ro3">
          <table:table-cell office:value-type="string" table:style-name="ce25">
            <text:p>2015 to 2016</text:p>
          </table:table-cell>
          <table:table-cell office:value-type="float" office:value="-2" table:style-name="ce21">
            <text:p>-2<text:s/></text:p>
          </table:table-cell>
          <table:table-cell table:style-name="ce21"/>
          <table:table-cell office:value-type="float" office:value="364" table:style-name="ce21">
            <text:p><text:s/>364<text:s/></text:p>
          </table:table-cell>
          <table:table-cell office:value-type="float" office:value="196" table:style-name="ce21">
            <text:p><text:s/>196<text:s/></text:p>
          </table:table-cell>
          <table:table-cell table:number-columns-repeated="2" table:style-name="ce42"/>
          <table:table-cell office:value-type="float" office:value="-562" table:style-name="ce42">
            <text:p>-562<text:s/></text:p>
          </table:table-cell>
          <table:table-cell table:style-name="ce42"/>
          <table:table-cell table:style-name="ce1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 table:style-name="ce1"/>
        </table:table-row>
        <table:table-row table:style-name="ro3">
          <table:table-cell office:value-type="string" table:style-name="ce26">
            <text:p>2016 to 2017</text:p>
          </table:table-cell>
          <table:table-cell office:value-type="float" office:value="-359" table:style-name="ce21">
            <text:p>-359<text:s/></text:p>
          </table:table-cell>
          <table:table-cell table:style-name="ce21"/>
          <table:table-cell office:value-type="float" office:value="245" table:style-name="ce21">
            <text:p><text:s/>245<text:s/></text:p>
          </table:table-cell>
          <table:table-cell office:value-type="float" office:value="50" table:style-name="ce21">
            <text:p><text:s/>50<text:s/></text:p>
          </table:table-cell>
          <table:table-cell table:number-columns-repeated="2" table:style-name="ce21"/>
          <table:table-cell office:value-type="float" office:value="-654" table:style-name="ce21">
            <text:p>-654<text:s/></text:p>
          </table:table-cell>
          <table:table-cell table:style-name="ce42"/>
          <table:table-cell table:style-name="ce1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 table:style-name="ce1"/>
        </table:table-row>
        <table:table-row table:style-name="ro3">
          <table:table-cell office:value-type="string" table:style-name="ce26">
            <text:p>2017 to 2018</text:p>
          </table:table-cell>
          <table:table-cell office:value-type="float" office:value="1188" table:style-name="ce21">
            <text:p><text:s/>1,188<text:s/></text:p>
          </table:table-cell>
          <table:table-cell table:style-name="ce21"/>
          <table:table-cell office:value-type="float" office:value="1423" table:style-name="ce21">
            <text:p><text:s/>1,423<text:s/></text:p>
          </table:table-cell>
          <table:table-cell office:value-type="float" office:value="334" table:style-name="ce21">
            <text:p><text:s/>334<text:s/></text:p>
          </table:table-cell>
          <table:table-cell table:number-columns-repeated="2" table:style-name="ce21"/>
          <table:table-cell office:value-type="float" office:value="-569" table:style-name="ce21">
            <text:p>-569<text:s/></text:p>
          </table:table-cell>
          <table:table-cell table:style-name="ce42"/>
          <table:table-cell table:style-name="ce1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 table:style-name="ce1"/>
        </table:table-row>
        <table:table-row table:style-name="ro3">
          <table:table-cell office:value-type="string" table:style-name="ce26">
            <text:p>2018 to 2019</text:p>
          </table:table-cell>
          <table:table-cell office:value-type="float" office:value="1168" table:style-name="ce21">
            <text:p><text:s/>1,168<text:s/></text:p>
          </table:table-cell>
          <table:table-cell table:style-name="ce21"/>
          <table:table-cell office:value-type="float" office:value="1565" table:style-name="ce21">
            <text:p><text:s/>1,565<text:s/></text:p>
          </table:table-cell>
          <table:table-cell office:value-type="float" office:value="347" table:style-name="ce21">
            <text:p><text:s/>347<text:s/></text:p>
          </table:table-cell>
          <table:table-cell table:number-columns-repeated="2" table:style-name="ce21"/>
          <table:table-cell office:value-type="float" office:value="-744" table:style-name="ce21">
            <text:p>-744<text:s/></text:p>
          </table:table-cell>
          <table:table-cell table:style-name="ce42"/>
          <table:table-cell table:style-name="ce1"/>
          <table:table-cell table:style-name="ce43"/>
          <table:table-cell table:number-columns-repeated="4"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 table:style-name="ce1"/>
        </table:table-row>
        <table:table-row table:style-name="ro3">
          <table:table-cell office:value-type="string" table:style-name="ce26">
            <text:p>2019 to 2020</text:p>
          </table:table-cell>
          <table:table-cell office:value-type="float" office:value="866" table:style-name="ce21">
            <text:p><text:s/>866<text:s/></text:p>
          </table:table-cell>
          <table:table-cell table:style-name="ce21"/>
          <table:table-cell office:value-type="float" office:value="1080" table:style-name="ce21">
            <text:p><text:s/>1,080<text:s/></text:p>
          </table:table-cell>
          <table:table-cell office:value-type="float" office:value="194" table:style-name="ce21">
            <text:p><text:s/>194<text:s/></text:p>
          </table:table-cell>
          <table:table-cell table:number-columns-repeated="2" table:style-name="ce21"/>
          <table:table-cell office:value-type="float" office:value="-408" table:style-name="ce21">
            <text:p>-408<text:s/></text:p>
          </table:table-cell>
          <table:table-cell table:style-name="ce21"/>
          <table:table-cell table:style-name="ce35"/>
          <table:table-cell table:style-name="ce43"/>
          <table:table-cell table:number-columns-repeated="2" table:style-name="ce46"/>
          <table:table-cell table:style-name="ce45"/>
          <table:table-cell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 table:style-name="ce1"/>
        </table:table-row>
        <table:table-row table:style-name="ro3">
          <table:table-cell office:value-type="string" table:style-name="ce26">
            <text:p>2020 to 2021</text:p>
          </table:table-cell>
          <table:table-cell office:value-type="float" office:value="257" table:style-name="ce21">
            <text:p><text:s/>257<text:s/></text:p>
          </table:table-cell>
          <table:table-cell table:style-name="ce21"/>
          <table:table-cell office:value-type="float" office:value="412" table:style-name="ce19">
            <text:p><text:s/>412<text:s/></text:p>
          </table:table-cell>
          <table:table-cell office:value-type="float" office:value="86" table:style-name="ce19">
            <text:p><text:s/>86<text:s/></text:p>
          </table:table-cell>
          <table:table-cell table:number-columns-repeated="2" table:style-name="ce21"/>
          <table:table-cell office:value-type="float" office:value="-241" table:style-name="ce19">
            <text:p>-241<text:s/></text:p>
          </table:table-cell>
          <table:table-cell table:style-name="ce21"/>
          <table:table-cell table:style-name="ce35"/>
          <table:table-cell table:style-name="ce43"/>
          <table:table-cell table:number-columns-repeated="2" table:style-name="ce46"/>
          <table:table-cell table:style-name="ce45"/>
          <table:table-cell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 table:style-name="ce1"/>
        </table:table-row>
        <table:table-row table:style-name="ro3">
          <table:table-cell office:value-type="string" table:style-name="ce26">
            <text:p>2021 to 2022</text:p>
          </table:table-cell>
          <table:table-cell office:value-type="float" office:value="1444" table:style-name="ce21">
            <text:p><text:s/>1,444<text:s/></text:p>
          </table:table-cell>
          <table:table-cell table:style-name="ce47"/>
          <table:table-cell office:value-type="float" office:value="1647" table:style-name="ce19">
            <text:p><text:s/>1,647<text:s/></text:p>
          </table:table-cell>
          <table:table-cell office:value-type="float" office:value="349" table:style-name="ce19">
            <text:p><text:s/>349<text:s/></text:p>
          </table:table-cell>
          <table:table-cell table:number-columns-repeated="2" table:style-name="ce47"/>
          <table:table-cell office:value-type="float" office:value="-552" table:style-name="ce19">
            <text:p>-552<text:s/></text:p>
          </table:table-cell>
          <table:table-cell table:style-name="ce47"/>
          <table:table-cell table:style-name="ce35"/>
          <table:table-cell table:style-name="ce43"/>
          <table:table-cell table:number-columns-repeated="2" table:style-name="ce46"/>
          <table:table-cell table:style-name="ce45"/>
          <table:table-cell table:style-name="ce1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5" table:style-name="ce1"/>
        </table:table-row>
        <table:table-row table:style-name="ro3">
          <table:table-cell office:value-type="string" table:style-name="ce26">
            <text:p>2022 to 2023</text:p>
          </table:table-cell>
          <table:table-cell office:value-type="float" office:value="9011" table:style-name="ce21">
            <text:p><text:s/>9,011<text:s/></text:p>
          </table:table-cell>
          <table:table-cell table:style-name="ce31"/>
          <table:table-cell office:value-type="float" office:value="5332" table:style-name="ce19">
            <text:p><text:s/>5,332<text:s/></text:p>
          </table:table-cell>
          <table:table-cell office:value-type="float" office:value="1281" table:style-name="ce19">
            <text:p><text:s/>1,281<text:s/></text:p>
          </table:table-cell>
          <table:table-cell table:number-columns-repeated="2" table:style-name="ce31"/>
          <table:table-cell office:value-type="float" office:value="-234" table:style-name="ce19">
            <text:p>-234<text:s/></text:p>
          </table:table-cell>
          <table:table-cell office:value-type="float" office:value="2632" table:style-name="ce19">
            <text:p><text:s/>2,632<text:s/></text:p>
          </table:table-cell>
          <table:table-cell table:style-name="ce35"/>
          <table:table-cell table:style-name="ce43"/>
          <table:table-cell table:number-columns-repeated="2" table:style-name="ce46"/>
          <table:table-cell table:number-columns-repeated="2"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3"/>
        </table:table-row>
        <table:table-row table:style-name="ro3">
          <table:table-cell office:value-type="string" table:style-name="ce26">
            <text:p>2023 to 2024</text:p>
          </table:table-cell>
          <table:table-cell office:value-type="float" office:value="6110" table:style-name="ce21">
            <text:p><text:s/>6,110<text:s/></text:p>
          </table:table-cell>
          <table:table-cell table:style-name="ce47"/>
          <table:table-cell office:value-type="float" office:value="2379" table:style-name="ce21">
            <text:p><text:s/>2,379<text:s/></text:p>
          </table:table-cell>
          <table:table-cell office:value-type="float" office:value="572" table:style-name="ce21">
            <text:p><text:s/>572<text:s/></text:p>
          </table:table-cell>
          <table:table-cell table:number-columns-repeated="2" table:style-name="ce47"/>
          <table:table-cell office:value-type="float" office:value="-428" table:style-name="ce21">
            <text:p>-428<text:s/></text:p>
          </table:table-cell>
          <table:table-cell office:value-type="float" office:value="3587" table:style-name="ce21">
            <text:p><text:s/>3,587<text:s/></text:p>
          </table:table-cell>
          <table:table-cell table:style-name="ce35"/>
          <table:table-cell table:style-name="ce43"/>
          <table:table-cell table:number-columns-repeated="2" table:style-name="ce46"/>
          <table:table-cell table:number-columns-repeated="2"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3"/>
        </table:table-row>
        <table:table-row table:style-name="ro3">
          <table:table-cell office:value-type="string" table:style-name="ce48">
            <text:p>2024 to 2025</text:p>
          </table:table-cell>
          <table:table-cell office:value-type="float" office:value="4469" table:style-name="ce49">
            <text:p><text:s/>4,469<text:s/></text:p>
          </table:table-cell>
          <table:table-cell table:style-name="ce50"/>
          <table:table-cell office:value-type="float" office:value="1580" table:style-name="ce49">
            <text:p><text:s/>1,580<text:s/></text:p>
          </table:table-cell>
          <table:table-cell office:value-type="float" office:value="382" table:style-name="ce49">
            <text:p><text:s/>382<text:s/></text:p>
          </table:table-cell>
          <table:table-cell table:number-columns-repeated="2" table:style-name="ce50"/>
          <table:table-cell office:value-type="float" office:value="-350" table:style-name="ce49">
            <text:p>-350<text:s/></text:p>
          </table:table-cell>
          <table:table-cell office:value-type="float" office:value="2857" table:style-name="ce49">
            <text:p><text:s/>2,857<text:s/></text:p>
          </table:table-cell>
          <table:table-cell table:style-name="ce35"/>
          <table:table-cell table:style-name="ce33"/>
          <table:table-cell table:number-columns-repeated="2" table:style-name="ce46"/>
          <table:table-cell table:number-columns-repeated="2" table:style-name="ce45"/>
          <table:table-cell table:style-name="ce44"/>
          <table:table-cell table:style-name="ce46"/>
          <table:table-cell table:style-name="ce44"/>
          <table:table-cell table:style-name="ce45"/>
          <table:table-cell table:style-name="ce44"/>
          <table:table-cell table:style-name="ce45"/>
          <table:table-cell table:number-columns-repeated="16363"/>
        </table:table-row>
        <table:table-row table:style-name="ro6">
          <table:table-cell table:style-name="ce35"/>
          <table:table-cell table:number-columns-repeated="7" table:style-name="ce51"/>
          <table:table-cell table:number-columns-repeated="5" table:style-name="ce35"/>
          <table:table-cell table:number-columns-repeated="16371" table:style-name="ce1"/>
        </table:table-row>
        <table:table-row table:number-rows-repeated="2" table:style-name="ro6">
          <table:table-cell table:number-columns-repeated="13" table:style-name="ce35"/>
          <table:table-cell table:number-columns-repeated="16371"/>
        </table:table-row>
        <table:table-row table:style-name="ro6">
          <table:table-cell table:number-columns-repeated="5" table:style-name="ce35"/>
          <table:table-cell table:style-name="ce52"/>
          <table:table-cell table:number-columns-repeated="7" table:style-name="ce35"/>
          <table:table-cell table:number-columns-repeated="16371"/>
        </table:table-row>
        <table:table-row table:style-name="ro6">
          <table:table-cell table:number-columns-repeated="5" table:style-name="ce35"/>
          <table:table-cell table:style-name="ce51"/>
          <table:table-cell table:number-columns-repeated="7" table:style-name="ce35"/>
          <table:table-cell table:number-columns-repeated="16371"/>
        </table:table-row>
        <table:table-row table:number-rows-repeated="5" table:style-name="ro6">
          <table:table-cell table:number-columns-repeated="13" table:style-name="ce35"/>
          <table:table-cell table:number-columns-repeated="16371"/>
        </table:table-row>
        <table:table-row table:number-rows-repeated="1048503" table:style-name="ro7">
          <table:table-cell table:number-columns-repeated="16384"/>
        </table:table-row>
      </table:table>
      <table:database-ranges>
        <table:database-range table:target-range-address="Table_1.A6:Table_1.G22" table:name="Table1"/>
        <table:database-range table:target-range-address="Table_2.A6:Table_2.I63" table:name="Table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1" number:min-decimal-places="1" number:min-integer-digits="1" number:grouping="true"/>
      <number:text> </number:text>
    </number:number-style>
    <number:number-style style:name="N37P1">
      <number:text>-</number:text>
      <number:number number:decimal-places="1" number:min-decimal-places="1" number:min-integer-digits="1" number:grouping="true"/>
      <number:text> </number:text>
    </number:number-style>
    <number:number-style style:name="N37P2">
      <number:text> -</number:text>
      <number:number number:decimal-places="1" number:min-decimal-places="1" number:min-integer-digits="0"/>
      <number:text> </number:text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3" number:min-decimal-places="3" number:min-integer-digits="1" number:grouping="true"/>
      <number:text> </number:text>
    </number:number-style>
    <number:number-style style:name="N38P1">
      <number:text>-</number:text>
      <number:number number:decimal-places="3" number:min-decimal-places="3" number:min-integer-digits="1" number:grouping="true"/>
      <number:text> </number:text>
    </number:number-style>
    <number:number-style style:name="N38P2">
      <number:text> -</number:text>
      <number:number number:decimal-places="3" number:min-decimal-places="3" number:min-integer-digits="0"/>
      <number:text> </number:text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number number:decimal-places="2" number:min-decimal-places="2" number:min-integer-digits="1" number:grouping="true"/>
      <number:text> </number:text>
    </number:number-style>
    <number:number-style style:name="N39P2">
      <number:text> -</number:text>
      <number:number number:decimal-places="2" number:min-decimal-places="2" number:min-integer-digits="0"/>
      <number:text> </number:text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decimal-places="2" number:min-integer-digits="1" number:grouping="true"/>
      <number:text> </number:text>
    </number:number-style>
    <number:number-style style:name="N40P1">
      <number:text>-</number:text>
      <number:number number:decimal-places="2" number:min-decimal-places="2" number:min-integer-digits="1" number:grouping="true"/>
      <number:text> </number:text>
    </number:number-style>
    <number:number-style style:name="N40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40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2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/>
        <text:p><text:span text:style-name="T1">#</text:span><text:span text:style-name="T2"> </text:span><text:span text:style-name="T2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/>
    <dc:creator/>
    <meta:creation-date>2025-09-17T14:56:33Z</meta:creation-date>
    <dc:date>2025-09-17T14:56:40Z</dc:date>
  </office:meta>
</office:document-meta>
</file>